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T22</text:p>
          </table:table-cell>
          <table:table-cell table:style-name="ce1" office:value-type="string" calcext:value-type="string">
            <text:p>T23</text:p>
          </table:table-cell>
          <table:table-cell table:style-name="ce1" office:value-type="string" calcext:value-type="string">
            <text:p>T31</text:p>
          </table:table-cell>
          <table:table-cell table:style-name="ce1" office:value-type="string" calcext:value-type="string">
            <text:p>T32</text:p>
          </table:table-cell>
          <table:table-cell table:style-name="ce1" office:value-type="string" calcext:value-type="string">
            <text:p>T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13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22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T23</text:p>
          </table:table-cell>
          <table:table-cell table:style-name="ce1"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3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3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33</text:p>
          </table:table-cell>
          <table:table-cell table:style-name="ce1" table:number-columns-repeated="8"/>
          <table:table-cell table:style-name="ce1" office:value-type="float" office:value="1" calcext:value-type="float">
            <text:p>1</text:p>
          </table:table-cell>
        </table:table-row>
        <table:table-row table:style-name="ro2" table:number-rows-repeated="104856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Hoja2" table:style-name="ta1">
        <table:table-column table:style-name="co3" table:default-cell-style-name="ce2"/>
        <table:table-column table:style-name="co4" table:number-columns-repeated="13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1008" table:default-cell-style-name="ce2"/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table:number-columns-repeated="1010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1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22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2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24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3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3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3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3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5"/>
          <table:table-cell table:formula="of:=-2+1/2-(2/(PI()*PI()))" office:value-type="float" office:value="-1.70264236728468" calcext:value-type="float">
            <text:p>-1,7026423673</text:p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5"/>
          <table:table-cell table:formula="of:=1/(PI()*PI())" office:value-type="float" office:value="0.101321183642338" calcext:value-type="float">
            <text:p>0,1013211836</text:p>
          </table:table-cell>
          <table:table-cell table:number-columns-repeated="100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9:25:55.5000971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39:41.864531070</meta:creation-date>
    <dc:date>2016-08-27T19:35:24.874664763</dc:date>
    <meta:editing-duration>PT2M15S</meta:editing-duration>
    <meta:editing-cycles>2</meta:editing-cycles>
    <meta:generator>LibreOffice/4.2.8.2$Linux_X86_64 LibreOffice_project/420m0$Build-2</meta:generator>
    <meta:document-statistic meta:table-count="2" meta:cell-count="135" meta:object-count="0"/>
  </office:meta>
</office:document-meta>
</file>